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b909" officeooo:paragraph-rsid="0017b909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7b909" officeooo:paragraph-rsid="0017b909" style:font-weight-asian="normal" style:font-weight-complex="normal"/>
    </style:style>
    <style:style style:name="T1" style:family="text">
      <style:text-properties officeooo:rsid="00197b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LLIRY CLINTON </text:p>
      <text:p text:style-name="P1"/>
      <text:list xml:id="list9144956066370774540" text:style-name="L1">
        <text:list-item>
          <text:p text:style-name="P2"><text:s/>In her college and law degrees, she taught young people to work hard in school, and encouraged them to use this education to help others.</text:p>
        </text:list-item>
        <text:list-item>
          <text:p text:style-name="P2">She was advocating for kids with disabilities, fighting for children’s health care. </text:p>
        </text:list-item>
        <text:list-item>
          <text:p text:style-name="P2">She was a secretary of state.</text:p>
        </text:list-item>
        <text:list-item>
          <text:p text:style-name="P2">A Lawyer.</text:p>
        </text:list-item>
        <text:list-item>
          <text:p text:style-name="P2">First lady of Arkansas. </text:p>
        </text:list-item>
        <text:list-item>
          <text:p text:style-name="P2">A law professor.</text:p>
        </text:list-item>
        <text:list-item>
          <text:p text:style-name="P2">She has been successful in every role gaining more experience and exposure to the presidency than any candidate in our life-time. </text:p>
        </text:list-item>
        <text:list-item>
          <text:p text:style-name="P2"><text:span text:style-name="T1">Negotiated a ceasefire. </text:span></text:p>
        </text:list-item>
        <text:list-item>
          <text:p text:style-name="P2"/>
        </text:list-item>
        <text:list-item>
          <text:p text:style-name="P2">And yes!! she happens to be a woman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1:38:52.446425737</meta:creation-date>
    <dc:date>2018-07-22T11:57:07.961130826</dc:date>
    <meta:editing-duration>PT6M8S</meta:editing-duration>
    <meta:editing-cycles>1</meta:editing-cycles>
    <meta:document-statistic meta:table-count="0" meta:image-count="0" meta:object-count="0" meta:page-count="1" meta:paragraph-count="12" meta:word-count="97" meta:character-count="517" meta:non-whitespace-character-count="435"/>
    <meta:generator>LibreOffice/5.1.6.2$Linux_X86_64 LibreOffice_project/10m0$Build-2</meta:generator>
  </office:meta>
</office:document-meta>
</file>